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gradient" draw:textarea-vertical-align="middle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8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8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5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objectwithoutfill">
      <style:graphic-properties svg:stroke-color="#000000" draw:fill="gradient" draw:textarea-vertical-align="middle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8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3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4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8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8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0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2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3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7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solid" draw:opacity="25%"/>
      <style:paragraph-properties fo:text-align="center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1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27.2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3.4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699cm" svg:height="1.535cm" svg:x="1cm" svg:y="9.904cm">
          <text:list text:style-name="L1">
            <text:list-header>
              <text:p text:style-name="P11"><text:span text:style-name="T2">Identity Provider</text:span></text:p>
            </text:list-header>
            <text:list-item>
              <text:p text:style-name="P11"><text:span text:style-name="T2">S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17.6cm" svg:y="9.904cm">
          <text:list text:style-name="L2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2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3" draw:text-style-name="P6" draw:layer="layout" svg:width="2.796cm" svg:height="0.768cm" svg:x="13.902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4.699cm" svg:height="1.535cm" svg:x="8.3cm" svg:y="9.904cm">
          <text:list text:style-name="L2">
            <text:list-header>
              <text:p text:style-name="P13"><text:span text:style-name="T2">Id</text:span><text:span text:style-name="T2">e</text:span><text:span text:style-name="T2">n</text:span><text:span text:style-name="T2">ti</text:span><text:span text:style-name="T2">ty</text:span></text:p>
            </text:list-header>
            <text:list-item>
              <text:p text:style-name="P13"><text:span text:style-name="T2">P</text:span><text:span text:style-name="T2">r</text:span><text:span text:style-name="T2">o</text:span><text:span text:style-name="T2">p</text:span><text:span text:style-name="T2">a</text:span><text:span text:style-name="T2">g</text:span><text:span text:style-name="T2">a</text:span><text:span text:style-name="T2">t</text:span><text:span text:style-name="T2">o</text:span><text:span text:style-name="T2">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4.699cm" svg:height="1.535cm" svg:x="8.3cm" svg:y="12.004cm">
          <text:list text:style-name="L1">
            <text:list-header>
              <text:p text:style-name="P11"><text:span text:style-name="T2">Resource Retrieval</text:span></text:p>
            </text:list-header>
            <text:list-item>
              <text:p text:style-name="P11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8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8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8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</draw:page>
      <draw:page draw:name="page2" draw:style-name="dp1" draw:master-page-name="Default">
        <draw:custom-shape draw:style-name="gr29" draw:text-style-name="P16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32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9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7" draw:text-style-name="P22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7" draw:text-style-name="P22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8" draw:text-style-name="P22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39" draw:text-style-name="P23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0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0" draw:text-style-name="P16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52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9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1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5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2" draw:text-style-name="P26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6" draw:text-style-name="P16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7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68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9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1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8" draw:text-style-name="P26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84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8" draw:text-style-name="P22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39" draw:text-style-name="P23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7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4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8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0.082cm" svg:y1="0.553cm" svg:x2="10.085cm" svg:y2="12.172cm">
          <text:p/>
        </draw:line>
        <draw:custom-shape draw:style-name="gr100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7" draw:text-style-name="P22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7" draw:text-style-name="P22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8" draw:text-style-name="P22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39" draw:text-style-name="P23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5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4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8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0.553cm" svg:x2="14.885cm" svg:y2="12.172cm">
          <text:p/>
        </draw:line>
        <draw:custom-shape draw:style-name="gr116" draw:text-style-name="P30" draw:layer="layout" svg:width="2.475cm" svg:height="0.642cm" svg:x="14.908cm" svg:y="1.6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7" draw:text-style-name="P22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7" draw:text-style-name="P22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8" draw:text-style-name="P22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39" draw:text-style-name="P23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1" draw:text-style-name="P32" draw:layer="layout" svg:width="2.191cm" svg:height="0.642cm" svg:x="14.96cm" svg:y="5.8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0" draw:layer="layout" svg:width="2.487cm" svg:height="1.023cm" svg:x="7.332cm" svg:y="3.9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4" draw:layer="layout" svg:width="2.487cm" svg:height="1.023cm" svg:x="22.434cm" svg:y="3.9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0" draw:layer="layout" svg:width="1.408cm" svg:height="0.642cm" svg:x="7.279cm" svg:y="8.2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0" draw:layer="layout" svg:width="1.408cm" svg:height="0.642cm" svg:x="22.493cm" svg:y="8.2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0" draw:layer="layout" svg:width="3.093cm" svg:height="0.642cm" svg:x="5.832cm" svg:y="11.5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draw:layer="layout" svg:width="2.907cm" svg:height="0.642cm" svg:x="21.028cm" svg:y="11.5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0" draw:layer="layout" svg:width="1.937cm" svg:height="0.642cm" svg:x="6.405cm" svg:y="0.4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0" draw:layer="layout" svg:width="1.912cm" svg:height="0.642cm" svg:x="21.512cm" svg:y="0.5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0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8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0.953cm" svg:x2="14.885cm" svg:y2="12.572cm">
          <text:p/>
        </draw:line>
        <draw:custom-shape draw:style-name="gr132" draw:text-style-name="P30" draw:layer="layout" svg:width="2.475cm" svg:height="0.642cm" svg:x="14.908cm" svg:y="2.0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7" draw:text-style-name="P22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7" draw:text-style-name="P22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8" draw:text-style-name="P22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39" draw:text-style-name="P23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7" draw:text-style-name="P32" draw:layer="layout" svg:width="2.191cm" svg:height="0.642cm" svg:x="14.96cm" svg:y="6.2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0" draw:layer="layout" svg:width="2.487cm" svg:height="1.023cm" svg:x="7.332cm" svg:y="4.3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4" draw:layer="layout" svg:width="2.487cm" svg:height="1.023cm" svg:x="22.434cm" svg:y="4.3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0" draw:layer="layout" svg:width="1.408cm" svg:height="0.642cm" svg:x="7.279cm" svg:y="8.6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0" draw:layer="layout" svg:width="1.408cm" svg:height="0.642cm" svg:x="22.493cm" svg:y="8.6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0" draw:layer="layout" svg:width="3.093cm" svg:height="0.642cm" svg:x="5.832cm" svg:y="11.9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0" draw:layer="layout" svg:width="2.907cm" svg:height="0.642cm" svg:x="21.028cm" svg:y="11.9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0" draw:layer="layout" svg:width="1.937cm" svg:height="0.642cm" svg:x="6.405cm" svg:y="0.8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0" draw:layer="layout" svg:width="1.912cm" svg:height="0.642cm" svg:x="21.512cm" svg:y="0.9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" draw:text-style-name="P22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6" draw:text-style-name="P36" draw:layer="layout" svg:x1="12.109cm" svg:y1="3.424cm" svg:x2="17.453cm" svg:y2="3.424cm">
          <text:p text:style-name="P35"><text:span text:style-name="T5">Direction of Trust</text:span></text:p>
        </draw:line>
        <draw:line draw:style-name="gr147" draw:text-style-name="P36" draw:layer="layout" svg:x1="12.109cm" svg:y1="7.624cm" svg:x2="17.453cm" svg:y2="7.624cm">
          <text:p text:style-name="P37"><text:span text:style-name="T5">Direction of Trust</text:span></text:p>
        </draw:line>
        <draw:line draw:style-name="gr148" draw:text-style-name="P36" draw:layer="layout" svg:x1="12.05cm" svg:y1="1.524cm" svg:x2="17.394cm" svg:y2="1.524cm">
          <text:p text:style-name="P37"><text:span text:style-name="T5">Data Flow</text:span></text:p>
        </draw:line>
        <draw:line draw:style-name="gr149" draw:text-style-name="P36" draw:layer="layout" svg:x1="12.05cm" svg:y1="5.724cm" svg:x2="17.394cm" svg:y2="5.724cm">
          <text:p text:style-name="P37"><text:span text:style-name="T5">Data Flow</text:span></text:p>
        </draw:line>
      </draw:page>
      <draw:page draw:name="page9" draw:style-name="dp1" draw:master-page-name="Default">
        <draw:custom-shape draw:style-name="gr150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8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2cm" svg:y1="4.853cm" svg:x2="14.885cm" svg:y2="16.472cm">
          <text:p/>
        </draw:line>
        <draw:custom-shape draw:style-name="gr152" draw:text-style-name="P30" draw:layer="layout" svg:width="4.122cm" svg:height="1.023cm" svg:x="14.788cm" svg:y="5.554cm">
          <text:list text:style-name="L1">
            <text:list-header>
              <text:p text:style-name="P29"><text:span text:style-name="T4">Initial Access Token</text:span></text:p>
            </text:list-header>
            <text:list-item>
              <text:p text:style-name="P29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7" draw:text-style-name="P22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7" draw:text-style-name="P22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8" draw:text-style-name="P22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39" draw:text-style-name="P23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8" draw:text-style-name="P32" draw:layer="layout" svg:width="5.463cm" svg:height="0.642cm" svg:x="14.724cm" svg:y="9.636cm">
          <text:list text:style-name="L1">
            <text:list-header>
              <text:p text:style-name="P31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30" draw:layer="layout" svg:width="2.487cm" svg:height="1.023cm" svg:x="7.332cm" svg:y="8.2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4" draw:layer="layout" svg:width="2.487cm" svg:height="1.023cm" svg:x="22.434cm" svg:y="8.2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0" draw:layer="layout" svg:width="1.408cm" svg:height="0.642cm" svg:x="7.279cm" svg:y="12.5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0" draw:layer="layout" svg:width="1.408cm" svg:height="0.642cm" svg:x="22.493cm" svg:y="12.5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0" draw:layer="layout" svg:width="3.093cm" svg:height="0.642cm" svg:x="5.832cm" svg:y="15.8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0" draw:layer="layout" svg:width="2.907cm" svg:height="0.642cm" svg:x="21.028cm" svg:y="15.8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0" draw:layer="layout" svg:width="1.937cm" svg:height="0.642cm" svg:x="6.405cm" svg:y="4.7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0" draw:layer="layout" svg:width="1.912cm" svg:height="0.642cm" svg:x="21.512cm" svg:y="4.8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7" draw:text-style-name="P22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8" draw:text-style-name="P22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69" draw:text-style-name="P39" draw:layer="layout" svg:width="5.612cm" svg:height="0.642cm" svg:x="14.75cm" svg:y="10.677cm">
          <text:list text:style-name="L1">
            <text:list-header>
              <text:p text:style-name="P38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0" draw:text-style-name="P41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1" xml:id="id51" draw:id="id51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2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1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1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1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1" xml:id="id50" draw:id="id50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7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41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1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1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2" draw:text-style-name="P30" draw:layer="layout" svg:width="1.933cm" svg:height="0.642cm" svg:x="7.9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3" draw:text-style-name="P30" draw:layer="layout" svg:width="1.814cm" svg:height="0.642cm" svg:x="7.9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41" xml:id="id55" draw:id="id55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1" xml:id="id58" draw:id="id58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6" draw:text-style-name="P30" draw:layer="layout" svg:width="1.687cm" svg:height="0.642cm" svg:x="8.1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7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43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45" draw:layer="layout" svg:width="4.651cm" svg:height="1.785cm" svg:x="18.199cm" svg:y="7.378cm">
          <text:list text:style-name="L1">
            <text:list-header>
              <text:p text:style-name="P44"><text:span text:style-name="T7">send authorization link</text:span></text:p>
            </text:list-header>
            <text:list-item>
              <text:p text:style-name="P44"><text:span text:style-name="T7">to RqP email address</text:span></text:p>
            </text:list-item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0" draw:layer="layout" svg:width="2.915cm" svg:height="1.404cm" svg:x="25.559cm" svg:y="13.8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3" draw:text-style-name="P43" xml:id="id62" draw:id="id62" draw:layer="layout" svg:width="4.758cm" svg:height="1.535cm" svg:x="23.1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4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5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6" draw:text-style-name="P45" draw:layer="layout" svg:width="3.635cm" svg:height="0.642cm" svg:x="18.6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1" xml:id="id63" draw:id="id63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199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43" xml:id="id60" draw:id="id60" draw:layer="layout" svg:width="4.758cm" svg:height="1.535cm" svg:x="23.174cm" svg:y="8.4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2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3" draw:text-style-name="P30" draw:layer="layout" svg:width="2.915cm" svg:height="1.404cm" svg:x="25.55cm" svg:y="10.065cm">
          <text:list text:style-name="L1">
            <text:list-header>
              <text:p text:style-name="P29"><text:span text:style-name="T4">send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5" draw:text-style-name="P45" draw:layer="layout" svg:width="4.066cm" svg:height="1.023cm" svg:x="18.621cm" svg:y="12.559cm">
          <text:list text:style-name="L1">
            <text:list-header>
              <text:p text:style-name="P44"><text:span text:style-name="T7">UMA Mail Retrieval</text:span></text:p>
            </text:list-header>
            <text:list-item>
              <text:p text:style-name="P44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6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0" draw:layer="layout" svg:width="5.197cm" svg:height="1.023cm" svg:x="22.952cm" svg:y="6.94cm">
          <text:list text:style-name="L1">
            <text:list-header>
              <text:p text:style-name="P29"><text:span text:style-name="T4">Trusted (sender/recipient)</text:span></text:p>
            </text:list-header>
            <text:list-item>
              <text:p text:style-name="P29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209" draw:text-style-name="P47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47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7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7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47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1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3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7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1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3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8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2" draw:text-style-name="P41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41" xml:id="id78" draw:id="id78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41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1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1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1" xml:id="id77" draw:id="id77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49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0" draw:text-style-name="P41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1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1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3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4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55" xml:id="id82" draw:id="id82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55" xml:id="id85" draw:id="id85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7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8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59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43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5" draw:layer="layout" svg:width="4.503cm" svg:height="2.166cm" svg:x="18.225cm" svg:y="6.978cm">
          <text:list text:style-name="L1">
            <text:list-header>
              <text:p text:style-name="P44"><text:span text:style-name="T7">send</text:span></text:p>
              <text:p text:style-name="P44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30" draw:layer="layout" svg:width="2.915cm" svg:height="1.404cm" svg:x="25.307cm" svg:y="12.1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3" draw:text-style-name="P43" xml:id="id88" draw:id="id88" draw:layer="layout" svg:width="4.758cm" svg:height="1.535cm" svg:x="22.9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4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5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4" draw:text-style-name="P45" draw:layer="layout" svg:width="3.635cm" svg:height="0.642cm" svg:x="18.9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41" xml:id="id89" draw:id="id89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6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7" draw:text-style-name="P41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xml:id="id92" draw:id="id92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69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1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1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1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1" xml:id="id91" draw:id="id91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22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4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41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1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1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8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79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41" xml:id="id96" draw:id="id96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5" xml:id="id99" draw:id="id99" draw:layer="layout" svg:width="4.758cm" svg:height="1.535cm" svg:x="13.448cm" svg:y="15.604cm">
          <text:list text:style-name="L1">
            <text:list-header>
              <text:p text:style-name="P42"><text:span text:style-name="T4">UMA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2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3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1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4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5" draw:text-style-name="P43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6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7" draw:text-style-name="P30" draw:layer="layout" svg:width="4.164cm" svg:height="1.404cm" svg:x="18.194cm" svg:y="7.678cm">
          <text:list text:style-name="L1">
            <text:list-header>
              <text:p text:style-name="P29"><text:span text:style-name="T4">send</text:span></text:p>
              <text:p text:style-name="P29"><text:span text:style-name="T4">authorization email</text:span></text:p>
            </text:list-header>
            <text:list-item>
              <text:p text:style-name="P29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0" draw:layer="layout" svg:width="5.548cm" svg:height="0.642cm" svg:x="19.091cm" svg:y="12.856cm">
          <text:list text:style-name="L1">
            <text:list-header>
              <text:p text:style-name="P29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89" draw:text-style-name="P41" xml:id="id102" draw:id="id102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0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1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2" draw:text-style-name="P43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3" xml:id="id105" draw:id="id105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22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5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6" draw:text-style-name="P43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3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3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3" xml:id="id104" draw:id="id104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text-style-name="P22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1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43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3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6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7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8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9" draw:text-style-name="P55" xml:id="id109" draw:id="id109" draw:layer="layout" svg:width="4.758cm" svg:height="1.535cm" svg:x="13.448cm" svg:y="12.804cm">
          <text:list text:style-name="L1">
            <text:list-header>
              <text:p text:style-name="P42"><text:span text:style-name="T4">UMA Mail Delivery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55" xml:id="id112" draw:id="id112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1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2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3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4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5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6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7" draw:text-style-name="P41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19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0" draw:text-style-name="P41" xml:id="id115" draw:id="id115" draw:layer="layout" svg:width="4.758cm" svg:height="1.535cm" svg:x="13.448cm" svg:y="18.4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1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2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3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30" draw:layer="layout" svg:width="5.133cm" svg:height="0.642cm" svg:x="21.332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30" draw:layer="layout" svg:width="4.926cm" svg:height="0.642cm" svg:x="21.331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327" draw:text-style-name="P47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47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30" draw:layer="layout" svg:width="3.093cm" svg:height="0.642cm" svg:x="6.916cm" svg:y="2.578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30" draw:layer="layout" svg:width="2.907cm" svg:height="0.642cm" svg:x="21.717cm" svg:y="2.619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7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47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47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5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7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28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7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4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5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28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2" draw:text-style-name="P41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41" xml:id="id130" draw:id="id130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22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5" draw:text-style-name="P41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41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1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1" xml:id="id129" draw:id="id129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text-style-name="P22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59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0" draw:text-style-name="P41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1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1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5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3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7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4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9" xml:id="id134" draw:id="id134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6" draw:text-style-name="P59" xml:id="id137" draw:id="id137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1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7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3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8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5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69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43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2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2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43" xml:id="id140" draw:id="id140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8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4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2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3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30" draw:layer="layout" svg:width="5.133cm" svg:height="0.642cm" svg:x="21.349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6" draw:text-style-name="P30" draw:layer="layout" svg:width="4.926cm" svg:height="0.642cm" svg:x="21.348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1" draw:text-style-name="P18" draw:layer="layout" svg:x1="19.181cm" svg:y1="3.135cm" svg:x2="19.185cm" svg:y2="18.807cm">
          <text:p/>
        </draw:line>
        <draw:connector draw:style-name="gr208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377" draw:text-style-name="P47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8" draw:text-style-name="P47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2" draw:text-style-name="P47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47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47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8" draw:text-style-name="P15" draw:layer="layout" draw:type="line" svg:x1="25.206cm" svg:y1="5.95cm" svg:x2="21.193cm" svg:y2="5.95cm" svg:d="M25206 5950h-4013" svg:viewBox="0 0 4014 1">
          <text:p/>
        </draw:connector>
        <draw:connector draw:style-name="gr218" draw:text-style-name="P15" draw:layer="layout" draw:type="line" svg:x1="21.221cm" svg:y1="6.794cm" svg:x2="4.482cm" svg:y2="6.794cm" svg:d="M21221 6794h-16739" svg:viewBox="0 0 16740 1">
          <text:p/>
        </draw:connector>
        <draw:connector draw:style-name="gr219" draw:text-style-name="P15" draw:layer="layout" draw:type="line" svg:x1="4.505cm" svg:y1="8.963cm" svg:x2="12.506cm" svg:y2="8.963cm" svg:d="M4505 8963h8001" svg:viewBox="0 0 8002 1">
          <text:p/>
        </draw:connector>
        <draw:connector draw:style-name="gr218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0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5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19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7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8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28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7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4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5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9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28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1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1" draw:text-style-name="P18" draw:layer="layout" svg:x1="19.181cm" svg:y1="2.22cm" svg:x2="19.185cm" svg:y2="19.619cm">
          <text:p/>
        </draw:line>
        <draw:connector draw:style-name="gr208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8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1" draw:text-style-name="P18" draw:layer="layout" svg:x1="14.881cm" svg:y1="2.219cm" svg:x2="14.885cm" svg:y2="19.618cm">
          <text:p/>
        </draw:line>
        <draw:custom-shape draw:style-name="gr402" draw:text-style-name="P47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47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30" draw:layer="layout" svg:width="1.937cm" svg:height="0.642cm" svg:x="7.494cm" svg:y="1.4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30" draw:layer="layout" svg:width="1.912cm" svg:height="0.642cm" svg:x="22.214cm" svg:y="1.5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47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47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47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7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7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7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8" draw:text-style-name="P15" draw:layer="layout" draw:type="line" svg:x1="25.206cm" svg:y1="4.85cm" svg:x2="21.193cm" svg:y2="4.85cm" svg:d="M25206 4850h-4013" svg:viewBox="0 0 4014 1">
          <text:p/>
        </draw:connector>
        <draw:connector draw:style-name="gr218" draw:text-style-name="P15" draw:layer="layout" draw:type="line" svg:x1="21.218cm" svg:y1="5.694cm" svg:x2="8.493cm" svg:y2="5.694cm" svg:d="M21218 5694h-12725" svg:viewBox="0 0 12726 1">
          <text:p/>
        </draw:connector>
        <draw:connector draw:style-name="gr219" draw:text-style-name="P15" draw:layer="layout" draw:type="line" svg:x1="4.505cm" svg:y1="9.963cm" svg:x2="12.506cm" svg:y2="9.963cm" svg:d="M4505 9963h8001" svg:viewBox="0 0 8002 1">
          <text:p/>
        </draw:connector>
        <draw:connector draw:style-name="gr218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0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0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19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2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5" draw:text-style-name="P28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7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0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19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2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0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6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3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4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28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6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7" draw:text-style-name="P15" draw:layer="layout" draw:type="line" svg:x1="8.5cm" svg:y1="7.752cm" svg:x2="4.505cm" svg:y2="7.752cm" svg:d="M8500 7752h-3995" svg:viewBox="0 0 3996 1">
          <text:p/>
        </draw:connector>
        <draw:connector draw:style-name="gr428" draw:text-style-name="P15" draw:layer="layout" draw:type="line" svg:x1="4.48cm" svg:y1="8.805cm" svg:x2="8.519cm" svg:y2="8.805cm" svg:d="M4480 8805h4039" svg:viewBox="0 0 4040 1">
          <text:p/>
        </draw:connector>
        <draw:custom-shape draw:style-name="gr429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0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1" draw:text-style-name="P18" draw:layer="layout" svg:x1="19.181cm" svg:y1="3.134cm" svg:x2="19.185cm" svg:y2="18.806cm">
          <text:p/>
        </draw:line>
        <draw:connector draw:style-name="gr208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8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1" draw:text-style-name="P18" draw:layer="layout" svg:x1="14.881cm" svg:y1="3.134cm" svg:x2="14.885cm" svg:y2="18.806cm">
          <text:p/>
        </draw:line>
        <draw:custom-shape draw:style-name="gr431" draw:text-style-name="P47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47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47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47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47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7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7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7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19" draw:text-style-name="P15" draw:layer="layout" draw:type="line" svg:x1="4.505cm" svg:y1="6.863cm" svg:x2="12.506cm" svg:y2="6.863cm" svg:d="M4505 6863h8001" svg:viewBox="0 0 8002 1">
          <text:p/>
        </draw:connector>
        <draw:connector draw:style-name="gr218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0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39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8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19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0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28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6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28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0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1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2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8" xml:id="id186" draw:id="id186" draw:layer="layout" svg:width="3.251cm" svg:height="1.473cm" svg:x="16.904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455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6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2" draw:text-style-name="P22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3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7" draw:text-style-name="P22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7" draw:text-style-name="P22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2" draw:text-style-name="P22" draw:layer="layout" svg:x1="18.53cm" svg:y1="7.442cm" svg:x2="18.602cm" svg:y2="8.574cm" draw:start-shape="id186" draw:start-glue-point="2" draw:end-shape="id177" draw:end-glue-point="0" svg:d="M18530 7442v565h72v567" svg:viewBox="0 0 73 1133">
          <text:p/>
        </draw:connector>
        <draw:connector draw:style-name="gr157" draw:text-style-name="P22" draw:layer="layout" draw:line-skew="-0.264cm" svg:x1="11.202cm" svg:y1="5.969cm" svg:x2="18.53cm" svg:y2="5.969cm" draw:start-shape="id184" draw:start-glue-point="0" draw:end-shape="id186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2" draw:text-style-name="P22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0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3" draw:text-style-name="P22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5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6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7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190" draw:start-glue-point="3" draw:end-shape="id186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0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2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3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5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83" xml:id="id200" draw:id="id200" draw:layer="layout" svg:width="3.251cm" svg:height="1.473cm" svg:x="16.904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498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9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9" draw:text-style-name="P22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5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7" draw:text-style-name="P22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0" draw:text-style-name="P22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69" draw:text-style-name="P22" draw:layer="layout" svg:x1="18.53cm" svg:y1="7.442cm" svg:x2="18.602cm" svg:y2="8.574cm" draw:start-shape="id200" draw:start-glue-point="2" draw:end-shape="id191" draw:end-glue-point="0" svg:d="M18530 7442v565h72v567" svg:viewBox="0 0 73 1133">
          <text:p/>
        </draw:connector>
        <draw:connector draw:style-name="gr157" draw:text-style-name="P22" draw:layer="layout" draw:line-skew="-0.264cm" svg:x1="11.202cm" svg:y1="5.969cm" svg:x2="18.53cm" svg:y2="5.969cm" draw:start-shape="id198" draw:start-glue-point="0" draw:end-shape="id200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69" draw:text-style-name="P22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1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4" draw:text-style-name="P22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5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6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6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04" draw:start-glue-point="3" draw:end-shape="id200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9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1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8" xml:id="id214" draw:id="id214" draw:layer="layout" svg:width="3.251cm" svg:height="1.473cm" svg:x="16.904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534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5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2" draw:text-style-name="P22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1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5" draw:text-style-name="P22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0" draw:text-style-name="P22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2" draw:text-style-name="P22" draw:layer="layout" svg:x1="18.53cm" svg:y1="7.442cm" svg:x2="18.602cm" svg:y2="8.574cm" draw:start-shape="id214" draw:start-glue-point="2" draw:end-shape="id205" draw:end-glue-point="0" svg:d="M18530 7442v565h72v567" svg:viewBox="0 0 73 1133">
          <text:p/>
        </draw:connector>
        <draw:connector draw:style-name="gr545" draw:text-style-name="P22" draw:layer="layout" draw:line-skew="-0.264cm" svg:x1="11.202cm" svg:y1="5.969cm" svg:x2="18.53cm" svg:y2="5.969cm" draw:start-shape="id212" draw:start-glue-point="0" draw:end-shape="id214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69" draw:text-style-name="P22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6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7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4" draw:text-style-name="P22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59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0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1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2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9" draw:text-style-name="P22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18" draw:start-glue-point="3" draw:end-shape="id214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3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4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5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7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84" xml:id="id228" draw:id="id228" draw:layer="layout" svg:width="3.251cm" svg:height="1.473cm" svg:x="16.904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1" draw:text-style-name="P18" draw:layer="layout" svg:x1="14.881cm" svg:y1="3.333cm" svg:x2="14.885cm" svg:y2="17.572cm">
          <text:p/>
        </draw:line>
        <draw:custom-shape draw:style-name="gr570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1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9" draw:text-style-name="P22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7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5" draw:text-style-name="P22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7" draw:text-style-name="P22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8" draw:text-style-name="P23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69" draw:text-style-name="P22" draw:layer="layout" svg:x1="18.53cm" svg:y1="7.442cm" svg:x2="18.602cm" svg:y2="8.574cm" draw:start-shape="id228" draw:start-glue-point="2" draw:end-shape="id219" draw:end-glue-point="0" svg:d="M18530 7442v565h72v567" svg:viewBox="0 0 73 1133">
          <text:p/>
        </draw:connector>
        <draw:connector draw:style-name="gr545" draw:text-style-name="P22" draw:layer="layout" draw:line-skew="-0.264cm" svg:x1="11.202cm" svg:y1="5.969cm" svg:x2="18.53cm" svg:y2="5.969cm" draw:start-shape="id226" draw:start-glue-point="0" draw:end-shape="id228" draw:end-glue-point="0" svg:d="M11202 5969v-778h7328v778" svg:viewBox="0 0 7329 779">
          <text:p/>
        </draw:connector>
        <draw:connector draw:style-name="gr468" draw:text-style-name="P23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69" draw:text-style-name="P22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2" draw:text-style-name="P22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2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3" draw:text-style-name="P22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0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1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5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22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8" draw:text-style-name="P15" draw:layer="layout" svg:x1="21.676cm" svg:y1="6.708cm" svg:x2="20.156cm" svg:y2="6.705cm" draw:start-shape="id232" draw:start-glue-point="3" draw:end-shape="id228" draw:end-glue-point="1" svg:d="M21676 6708h-760v-3h-760" svg:viewBox="0 0 1521 4">
          <text:p/>
        </draw:connector>
        <draw:connector draw:style-name="gr489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6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1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7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8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0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1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1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1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1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09" draw:text-style-name="P15" draw:layer="layout" svg:x1="10.563cm" svg:y1="5.999cm" svg:x2="10.563cm" svg:y2="14.589cm">
          <text:p/>
        </draw:line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0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1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1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1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1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09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0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1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1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1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1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3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4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5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6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7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8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09" draw:text-style-name="P15" draw:layer="layout" svg:x1="10.563cm" svg:y1="5.999cm" svg:x2="10.563cm" svg:y2="14.589cm">
          <text:p/>
        </draw:line>
        <draw:frame draw:style-name="gr610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1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09" draw:text-style-name="P15" draw:layer="layout" svg:x1="15.563cm" svg:y1="5.999cm" svg:x2="15.563cm" svg:y2="14.589cm">
          <text:p/>
        </draw:line>
        <draw:frame draw:style-name="gr610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0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1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1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1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1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3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4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5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6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7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8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09" draw:text-style-name="P15" draw:layer="layout" svg:x1="16.863cm" svg:y1="5.699cm" svg:x2="16.863cm" svg:y2="13.7cm">
          <text:p/>
        </draw:line>
        <draw:frame draw:style-name="gr610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0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0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1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1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1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1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2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3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4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5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6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7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8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09" draw:text-style-name="P15" draw:layer="layout" svg:x1="16.863cm" svg:y1="5.699cm" svg:x2="16.863cm" svg:y2="13.7cm">
          <text:p/>
        </draw:line>
        <draw:frame draw:style-name="gr610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0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09" draw:text-style-name="P15" draw:layer="layout" svg:x1="13.163cm" svg:y1="5.7cm" svg:x2="13.163cm" svg:y2="13.701cm">
          <text:p/>
        </draw:line>
        <draw:frame draw:style-name="gr613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2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08T20:58:32.786773298</dc:date>
    <dc:creator>Igor Zboran</dc:creator>
    <meta:editing-duration>P6DT21H28S</meta:editing-duration>
    <meta:editing-cycles>554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